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e4f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e4f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e4f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e4f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e4f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e4f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e4f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e4f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e4f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e4f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e4f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e4f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e4f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e4f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e4f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e4f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e4f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arla Sthepania Jimenez Perez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4/2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38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ue Antonio Roque Jime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909107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7.9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7" meta:non-whitespace-character-count="999"/>
    <meta:template xlink:type="simple" xlink:actuate="onRequest" xlink:title="Normal" xlink:href=""/>
  </office:meta>
</office:document-meta>
</file>